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weight="bold" officeooo:rsid="000f0046" officeooo:paragraph-rsid="000f0046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6c2641" officeooo:paragraph-rsid="006c264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1683269" officeooo:paragraph-rsid="01683269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normal" officeooo:rsid="01683269" officeooo:paragraph-rsid="01683269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169de8c" officeooo:paragraph-rsid="01683269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169de8c" officeooo:paragraph-rsid="0169de8c" style:font-size-asian="11pt" style:font-weight-asian="normal" style:font-size-complex="11pt" style:font-weight-complex="normal"/>
    </style:style>
    <style:style style:name="T1" style:family="text">
      <style:text-properties officeooo:rsid="000fe99c"/>
    </style:style>
    <style:style style:name="T2" style:family="text">
      <style:text-properties officeooo:rsid="015289ca"/>
    </style:style>
    <style:style style:name="T3" style:family="text">
      <style:text-properties officeooo:rsid="016832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 3<text:span text:style-name="T2">74</text:span>: <text:span text:style-name="T2">Financial Engineering Lab</text:span></text:p>
      <text:p text:style-name="P1">LAB <text:span text:style-name="T3">6</text:span> <text:span text:style-name="T1">Report</text:span></text:p>
      <text:p text:style-name="P2">Abheek Ghosh - 140123047</text:p>
      <text:p text:style-name="P1"/>
      <text:p text:style-name="P3">Question 1</text:p>
      <text:p text:style-name="P4">96 Plots in folder “Part1: Stock Price Plot”.</text:p>
      <text:p text:style-name="P4"/>
      <text:p text:style-name="P3">Question 2</text:p>
      <text:p text:style-name="P4">96 Plots in folder “Part2: Normal Return Hist”.</text:p>
      <text:p text:style-name="P4"/>
      <text:p text:style-name="P5">Fat tails are visible in some of the stocks. This shows that there are times of very high volatility/fluctuations in stock prices, some times of stable market. The times stable market causes overall volatility to decrease, but cannot capture times of sharp market movements.</text:p>
      <text:p text:style-name="P4"/>
      <text:p text:style-name="P3">Question 3</text:p>
      <text:p text:style-name="P4">96 Plots in folder “Part3: Log-Return Hist”.</text:p>
      <text:p text:style-name="P4"/>
      <text:p text:style-name="P6">Log-normal returns also show very similar plots to simple normalized return, but they are slightly smoothened to fit the normal distribution.</text:p>
      <text:p text:style-name="P4"/>
      <text:p text:style-name="P3">Question 4 and 5</text:p>
      <text:p text:style-name="P4">96 Plots in folder “Part 4&amp;5:Generated Stock Price”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Auto" style:print-orientation="portrait" fo:margin-top="1.401cm" fo:margin-bottom="1.401cm" fo:margin-left="1.799cm" fo:margin-right="1.799cm" style:writing-mode="lr-tb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03:20.310425781</meta:creation-date>
    <dc:date>2017-03-08T23:07:17.260618067</dc:date>
    <meta:editing-duration>PT10H45M15S</meta:editing-duration>
    <meta:editing-cycles>341</meta:editing-cycles>
    <meta:generator>LibreOffice/5.1.6.2$Linux_X86_64 LibreOffice_project/10m0$Build-2</meta:generator>
    <meta:print-date>2016-11-02T12:08:45.410099225</meta:print-date>
    <meta:document-statistic meta:table-count="0" meta:image-count="0" meta:object-count="0" meta:page-count="1" meta:paragraph-count="13" meta:word-count="118" meta:character-count="718" meta:non-whitespace-character-count="613"/>
  </office:meta>
</office:document-meta>
</file>